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09-13" calcext:value-type="date">
            <text:p>13/09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4-11-06" calcext:value-type="date">
            <text:p>06/11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2-04" calcext:value-type="date">
            <text:p>04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5-20" calcext:value-type="date">
            <text:p>20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6-10" calcext:value-type="date">
            <text:p>10/06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50" calcext:value-type="float">
            <text:p>250,00</text:p>
          </table:table-cell>
          <table:table-cell table:style-name="ce53" office:value-type="date" office:date-value="2025-07-03" calcext:value-type="date">
            <text:p>0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250" calcext:value-type="float">
            <text:p>25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3]-[.F13]" office:value-type="float" office:value="250" calcext:value-type="float">
            <text:p>25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3])" office:value-type="float" office:value="250" calcext:value-type="float">
            <text:p>25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4">
      <number:text>(</number:text>
      <number:currency-symbol/>
      <number:text>\,)</number:text>
      <style:map style:condition="value()&gt;=0" style:apply-style-name="N144P0"/>
    </number:currency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 DM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2">
      <number:text>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0" number:min-decimal-places="0" number:min-integer-digits="0"/>
      <number:text> </number:text>
      <style:map style:condition="value()&gt;0" style:apply-style-name="N156P0"/>
      <style:map style:condition="value()&lt;0" style:apply-style-name="N156P1"/>
    </number:number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date-style style:name="N16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time-style style:name="N169">
      <number:hours/>
      <number:text>:</number:text>
      <number:minutes number:style="long"/>
      <number:text> </number:text>
      <number:am-pm/>
    </number:time-style>
    <number:number-style style:name="N17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 </number:text>
      <number:month number:textual="true"/>
    </number:date-style>
    <number:time-style style:name="N172">
      <number:minutes number:style="long"/>
      <number:text>:</number:text>
      <number:seconds number:style="long"/>
    </number:time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8.7950929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8.796270252">00:00:00</text:time></text:span><text:span text:style-name="MT2"><text:s/></text:span></text:p>
        </style:region-center>
        <style:region-right>
          <text:p><text:span text:style-name="MT4">WM Engenharia e Construçõe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1">00/00/0000</text:date><text:s/>- <text:time style:data-style-name="N2" text:time-value="14:41:08.797421582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Engenharia e Construções Ibiúna Ltda.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8-01T14:41:09.149408673</dc:date>
    <meta:print-date>2020-10-05T15:55:44.962000000</meta:print-date>
    <dc:language>pt-PT</dc:language>
    <meta:editing-cycles>665</meta:editing-cycles>
    <meta:editing-duration>PT9H23M42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